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vertical-align="middle" draw:auto-grow-height="false" fo:min-height="0cm" fo:min-width="0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.801cm" svg:height="8.8cm" draw:transform="skewX (-9.61782192610911E-017) rotate (-0.785398163398487) translate (7.4cm 8.999cm)">
          <text:p/>
          <draw:enhanced-geometry svg:viewBox="0 0 21600 21600" draw:text-areas="0 0 21600 21600" draw:mirror-vertical="true" draw:mirror-horizont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8.801cm" svg:height="8.8cm" draw:transform="rotate (2.3561944901919) translate (8.077cm 17.923cm)">
          <text:p/>
          <draw:enhanced-geometry svg:viewBox="0 0 21600 21600" draw:text-areas="0 0 21600 21600" draw:mirror-vertical="true" draw:mirror-horizontal="false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sley Branton</meta:initial-creator>
    <meta:creation-date>2017-12-15T16:17:31.03</meta:creation-date>
    <dc:date>2017-12-15T16:55:32.40</dc:date>
    <dc:creator>Wesley Branton</dc:creator>
    <meta:editing-duration>PT22M51S</meta:editing-duration>
    <meta:editing-cycles>1</meta:editing-cycles>
    <meta:document-statistic meta:object-count="2"/>
    <meta:generator>OpenOffice/4.1.3$Win32 OpenOffice.org_project/413m1$Build-9783</meta:generator>
  </office:meta>
</office:document-meta>
</file>